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bd9b" officeooo:paragraph-rsid="0010bd9b"/>
    </style:style>
    <style:style style:name="P2" style:family="paragraph" style:parent-style-name="Standard">
      <style:text-properties officeooo:rsid="0010bd9b" officeooo:paragraph-rsid="0013bec8"/>
    </style:style>
    <style:style style:name="P3" style:family="paragraph" style:parent-style-name="Standard">
      <style:text-properties officeooo:rsid="0011d6d4" officeooo:paragraph-rsid="0011d6d4"/>
    </style:style>
    <style:style style:name="P4" style:family="paragraph" style:parent-style-name="Standard">
      <style:text-properties officeooo:rsid="0013bec8" officeooo:paragraph-rsid="0013bec8"/>
    </style:style>
    <style:style style:name="P5" style:family="paragraph" style:parent-style-name="Standard">
      <style:text-properties officeooo:rsid="0016a009" officeooo:paragraph-rsid="0016a009"/>
    </style:style>
    <style:style style:name="P6" style:family="paragraph" style:parent-style-name="Standard">
      <style:text-properties officeooo:rsid="0017368a" officeooo:paragraph-rsid="0017368a"/>
    </style:style>
    <style:style style:name="P7" style:family="paragraph" style:parent-style-name="Standard">
      <style:text-properties officeooo:rsid="0016a009" officeooo:paragraph-rsid="0016a009"/>
    </style:style>
    <style:style style:name="P8" style:family="paragraph" style:parent-style-name="Standard">
      <style:text-properties officeooo:rsid="001977ba" officeooo:paragraph-rsid="001977ba"/>
    </style:style>
    <style:style style:name="P9" style:family="paragraph" style:parent-style-name="Standard">
      <style:text-properties officeooo:rsid="0017368a" officeooo:paragraph-rsid="0017368a"/>
    </style:style>
    <style:style style:name="P10" style:family="paragraph" style:parent-style-name="Standard">
      <style:text-properties officeooo:rsid="001a4df3" officeooo:paragraph-rsid="001a4df3"/>
    </style:style>
    <style:style style:name="P11" style:family="paragraph" style:parent-style-name="Standard">
      <style:text-properties officeooo:rsid="001b25e8" officeooo:paragraph-rsid="001b25e8"/>
    </style:style>
    <style:style style:name="P12" style:family="paragraph" style:parent-style-name="Standard">
      <style:text-properties officeooo:paragraph-rsid="001b25e8"/>
    </style:style>
    <style:style style:name="P13" style:family="paragraph" style:parent-style-name="Standard">
      <style:text-properties officeooo:rsid="001b48ba" officeooo:paragraph-rsid="001b48ba"/>
    </style:style>
    <style:style style:name="P14" style:family="paragraph" style:parent-style-name="Standard">
      <style:text-properties officeooo:rsid="001c1dcd" officeooo:paragraph-rsid="001c1dcd"/>
    </style:style>
    <style:style style:name="P15" style:family="paragraph" style:parent-style-name="Standard">
      <style:text-properties officeooo:rsid="001ddb95" officeooo:paragraph-rsid="001ddb95"/>
    </style:style>
    <style:style style:name="P16" style:family="paragraph" style:parent-style-name="Standard">
      <style:text-properties officeooo:rsid="001e26bd" officeooo:paragraph-rsid="001e26bd"/>
    </style:style>
    <style:style style:name="P17" style:family="paragraph" style:parent-style-name="Standard">
      <style:text-properties officeooo:rsid="001f1629" officeooo:paragraph-rsid="001f1629"/>
    </style:style>
    <style:style style:name="P18" style:family="paragraph" style:parent-style-name="Standard">
      <style:text-properties officeooo:rsid="001f8530" officeooo:paragraph-rsid="001f8530"/>
    </style:style>
    <style:style style:name="P19" style:family="paragraph" style:parent-style-name="Standard">
      <style:text-properties fo:font-style="italic" style:text-underline-style="none" officeooo:rsid="001f8530" officeooo:paragraph-rsid="001f8530" fo:background-color="#cfe7f5" style:font-style-asian="italic" style:font-style-complex="italic"/>
    </style:style>
    <style:style style:name="P20" style:family="paragraph" style:parent-style-name="Standard">
      <style:text-properties officeooo:rsid="001f1629" officeooo:paragraph-rsid="001f1629" fo:background-color="#cfe7f5"/>
    </style:style>
    <style:style style:name="P21" style:family="paragraph" style:parent-style-name="Standard">
      <style:text-properties officeooo:rsid="001ddb95" officeooo:paragraph-rsid="001ddb95" fo:background-color="#cfe7f5"/>
    </style:style>
    <style:style style:name="P22" style:family="paragraph" style:parent-style-name="Standard">
      <style:text-properties officeooo:rsid="001b25e8" officeooo:paragraph-rsid="001b25e8" fo:background-color="#cfe7f5"/>
    </style:style>
    <style:style style:name="P23" style:family="paragraph" style:parent-style-name="Standard">
      <style:text-properties officeooo:rsid="001f8530" officeooo:paragraph-rsid="001f8530" fo:background-color="#cfe7f5"/>
    </style:style>
    <style:style style:name="P24" style:family="paragraph" style:parent-style-name="Standard">
      <style:text-properties officeooo:rsid="0017368a" officeooo:paragraph-rsid="0017368a" fo:background-color="#cfe7f5"/>
    </style:style>
    <style:style style:name="P25" style:family="paragraph" style:parent-style-name="Standard">
      <style:text-properties officeooo:rsid="001977ba" officeooo:paragraph-rsid="001977ba" fo:background-color="#cfe7f5"/>
    </style:style>
    <style:style style:name="P26" style:family="paragraph" style:parent-style-name="Standard">
      <style:text-properties officeooo:rsid="0016a009" officeooo:paragraph-rsid="0016a009" fo:background-color="#cfe7f5"/>
    </style:style>
    <style:style style:name="T1" style:family="text">
      <style:text-properties officeooo:rsid="0011d6d4"/>
    </style:style>
    <style:style style:name="T2" style:family="text">
      <style:text-properties officeooo:rsid="0013bec8"/>
    </style:style>
    <style:style style:name="T3" style:family="text">
      <style:text-properties officeooo:rsid="0017368a"/>
    </style:style>
    <style:style style:name="T4" style:family="text">
      <style:text-properties officeooo:rsid="001b25e8"/>
    </style:style>
    <style:style style:name="T5" style:family="text">
      <style:text-properties officeooo:rsid="001ddb95"/>
    </style:style>
    <style:style style:name="T6" style:family="text">
      <style:text-properties officeooo:rsid="001e26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Cài đặt</text:p>
      <text:p text:style-name="P1">2. Demo</text:p>
      <text:p text:style-name="P1">2.1. Users Resource</text:p>
      <text:p text:style-name="P1">- rails generate scaffold User name:string email:string</text:p>
      <text:p text:style-name="P1">- rake db:migrate</text:p>
      <text:p text:style-name="P1">Nó sẽ gen cho mình những thao tác cơ bản cho form User ví dụ như thêm, sửa, xóa User</text:p>
      <text:p text:style-name="P1">Điểm yếu:</text:p>
      <text:p text:style-name="P1">- Không validation dữ liệu</text:p>
      <text:p text:style-name="P1">- Không có xác minh authentication</text:p>
      <text:p text:style-name="P1">- Không có kiểm tra tests</text:p>
      <text:p text:style-name="P1">- Không có sự sắp xếp layout</text:p>
      <text:p text:style-name="P1">- Khó hiểu</text:p>
      <text:p text:style-name="P1">2.3. The Micro posts Resource</text:p>
      <text:p text:style-name="P1">Nên có so sánh với Users Resource</text:p>
      <text:p text:style-name="P4">2.4. Kết luận</text:p>
      <text:p text:style-name="P2">Điểm <text:span text:style-name="T1">mạnh:</text:span></text:p>
      <text:p text:style-name="P1">- <text:span text:style-name="T1">Chương trình Rails ở mức cao</text:span></text:p>
      <text:p text:style-name="P3">- Giới thiệu về <text:span text:style-name="T2">mô hình MVC</text:span></text:p>
      <text:p text:style-name="P3">- <text:span text:style-name="T2">Giới thiệu qua về REST architecture</text:span></text:p>
      <text:p text:style-name="P4">- Bắt đầu việc mô hình hóa dữ liệu</text:p>
      <text:p text:style-name="P4">- Database-backed web application in production</text:p>
      <text:p text:style-name="P4">Điểm yếu:</text:p>
      <text:p text:style-name="P4">- Không có tùy chọn layout hoặc styling</text:p>
      <text:p text:style-name="P4">- Không có trang web tĩnh</text:p>
      <text:p text:style-name="P4">- Không có mật khẩu người dùng</text:p>
      <text:p text:style-name="P4">- No user images</text:p>
      <text:p text:style-name="P4">- No signing in</text:p>
      <text:p text:style-name="P4">- No security</text:p>
      <text:p text:style-name="P4">- Không tự động kết hợp user/micropost</text:p>
      <text:p text:style-name="P4">- Không có khái niệm following or followed</text:p>
      <text:p text:style-name="P4">- Không cung cấp micropost</text:p>
      <text:p text:style-name="P4">- No test-driven development</text:p>
      <text:p text:style-name="P4">- No real understanding</text:p>
      <text:p text:style-name="P4"/>
      <text:p text:style-name="P5">Chapter 3: Mostly Static Pages</text:p>
      <text:p text:style-name="P5">1. Static Pages</text:p>
      <text:p text:style-name="P5">Có thể gọi các file trực tiếp trên browser trong thư mục public</text:p>
      <text:p text:style-name="P5">$ rails generate controller Pages home contact</text:p>
      <text:p text:style-name="P5">Tạo ra một controller cùng với view đi kèm</text:p>
      <text:p text:style-name="P5">localhost:3000/pages/home</text:p>
      <text:p text:style-name="P5">2. Our First Tests</text:p>
      <text:p text:style-name="P5">Tool test sử dụng ở đây là rspec</text:p>
      <text:p text:style-name="P5">Thêm 2 dòng trong test vào file Gemfile</text:p>
      <text:p text:style-name="P25">gem 'rspec-rails', '&gt;=2.0.1'</text:p>
      <text:p text:style-name="P26">gem 'rspec', '2.0.1'</text:p>
      <text:p text:style-name="P26">gem 'webrat', '0.7.1'</text:p>
      <text:p text:style-name="P8">chạy bundle install để cài cái gem trong Gemfile</text:p>
      <text:p text:style-name="P8">Để Rails sử dụng Rspec ở vị trí Test::Unit ta cần cài các file cần thiết bởi Rspec</text:p>
      <text:p text:style-name="P25">$ rails generate rspec:install</text:p>
      <text:p text:style-name="P5"><text:soft-page-break/>- Autotest: <text:span text:style-name="T3">là một công cụ để chạy một cách liên tục các test suite in background dựa trên sự thay đổi của các file mà ta tạo. Ví dụ khi ta thay đổi file controller thì autotest sẽ test cho controller đó và kết quả trả về lập tức.</text:span></text:p>
      <text:p text:style-name="P6">Cài đặt:</text:p>
      <text:p text:style-name="P24">$ sudo gem install autotest -v 4.3.2</text:p>
      <text:p text:style-name="P24">$ sudo gem install autotest-rails-pure -v 4.1.0</text:p>
      <text:p text:style-name="P6"/>
      <text:p text:style-name="P10">$ rails generate controller Pages home contact</text:p>
      <text:p text:style-name="P10">Để tạo ra controller cho Pages</text:p>
      <text:p text:style-name="P10">- <text:span text:style-name="T4">Bắt đầu test</text:span></text:p>
      <text:p text:style-name="P11">$ bundle exec rspec spec/</text:p>
      <text:p text:style-name="P12"><text:span text:style-name="T4">Nếu gặp lỗi “</text:span><text:a xlink:type="simple" xlink:href="https://www.ruby-forum.com/topic/788351#1095682" office:name="1095682" text:style-name="Internet_20_link" text:visited-style-name="Visited_20_Internet_20_Link"><text:span text:style-name="Strong_20_Emphasis">undefined method `run_all' for []:Array</text:span></text:a><text:span text:style-name="T4">” thì phải sửa các version của rails-rspec và các gem liên quan ở Gemfile</text:span></text:p>
      <text:p text:style-name="P22"><text:s text:c="2"/>gem 'rspec-rails', '&gt;= 2.8.1'</text:p>
      <text:p text:style-name="P22"><text:s text:c="2"/>gem 'rspec', '2.8.0'</text:p>
      <text:p text:style-name="P22"><text:s text:c="2"/>gem 'rspec-core', '~&gt; 2.8.0'</text:p>
      <text:p text:style-name="P22"><text:s text:c="2"/>gem 'webrat'</text:p>
      <text:p text:style-name="P22"><text:s text:c="2"/>gem 'test-unit'</text:p>
      <text:p text:style-name="P18">ngoài ra có thể sử dụng bản rspec mới hơn</text:p>
      <text:p text:style-name="P23"><text:s text:c="2"/>gem 'rspec-rails', '3.2.1'</text:p>
      <text:p text:style-name="P23"><text:s text:c="2"/>gem 'rspec', '3.2.0'</text:p>
      <text:p text:style-name="P23"><text:s text:c="2"/>gem 'rspec-core', '3.2.3'</text:p>
      <text:p text:style-name="P23"><text:s text:c="2"/>gem 'webrat', '0.7.1'</text:p>
      <text:p text:style-name="P23"><text:s text:c="2"/>gem 'test-unit', '3.0.8'</text:p>
      <text:p text:style-name="P23"><text:s text:c="2"/>gem 'autotest'</text:p>
      <text:p text:style-name="P13">$ bundle exec rspec spec/controller/</text:p>
      <text:p text:style-name="P14">Khi chạy $ bundle exec autotest thì nó báo lỗi không chạy “`deprecate': uninitialized constant Module::ActiveSupport (NameError)”, chưa biết lỗi tại sao</text:p>
      <text:p text:style-name="P14">- <text:span text:style-name="T5">Spork (Nâng cao và nó chưa chính thức hỗ trợ Rails 3)</text:span></text:p>
      <text:p text:style-name="P15">Khi RSpec chạy các test nó phải reload toàn bộ chương trình Rails, Spork test server có thể giải quyết vấn đề này. Nó load toàn bộ chương trình 1 lần rồi sau đó bảo trì 1 tập các process cho việc chạy các test trong tương lai.</text:p>
      <text:p text:style-name="P15">- Red</text:p>
      <text:p text:style-name="P15">Khi mà có một test case chạy sai</text:p>
      <text:p text:style-name="P15">Thêm vào file pages_controller_spec.rb</text:p>
      <text:p text:style-name="P21"><text:s text:c="2"/>describe "GET 'about'" do</text:p>
      <text:p text:style-name="P21"><text:s text:c="4"/>it "should be successful" do</text:p>
      <text:p text:style-name="P21"><text:s text:c="6"/>get 'about'</text:p>
      <text:p text:style-name="P21"><text:s text:c="6"/>response.should be_success</text:p>
      <text:p text:style-name="P21"><text:s text:c="4"/>end</text:p>
      <text:p text:style-name="P21"><text:s text:c="2"/>end</text:p>
      <text:p text:style-name="P15">rồi chạy lại $ bundle exec rspec spec/ thì kết quả là 2T 1F</text:p>
      <text:p text:style-name="P15">-<text:span text:style-name="T6">Green</text:span></text:p>
      <text:p text:style-name="P16">Thêm 1 hàm vào app/controllers/pages_controller.rb</text:p>
      <text:p text:style-name="P16">def about</text:p>
      <text:p text:style-name="P16">end</text:p>
      <text:p text:style-name="P16">Tiếp theo thêm about action vào file config/routes.rb</text:p>
      <text:p text:style-name="P16">get “pages/about”</text:p>
      <text:p text:style-name="P16">Cuối cùng thêm about view vào file app/views/pages/about.html.ẻb</text:p>
      <text:p text:style-name="P16"><text:soft-page-break/>&lt;h1&gt;Pages#about&lt;/h1&gt;</text:p>
      <text:p text:style-name="P16">&lt;p&gt;Find me in app/views/pages/about.html.erb&lt;/p&gt;</text:p>
      <text:p text:style-name="P17">Sau khi thêm ở 3 file kia thì chạy lại test thì kết quả là 3T</text:p>
      <text:p text:style-name="P17">3. Slightly Dynamic Pages</text:p>
      <text:p text:style-name="P17">- Testing a Title Change</text:p>
      <text:p text:style-name="P17">Tạo ra 3 test case:</text:p>
      <text:p text:style-name="P17"/>
      <text:p text:style-name="P17"/>
      <text:p text:style-name="P20"><text:s text:c="4"/>it "should have the right title" do</text:p>
      <text:p text:style-name="P20"><text:s text:c="6"/>get 'home'</text:p>
      <text:p text:style-name="P20"><text:s text:c="6"/>response.should have_selector("title", :content =&gt; "Ruby on Rails Tutorial Sample App | Home")</text:p>
      <text:p text:style-name="P20"><text:s text:c="4"/>end</text:p>
      <text:p text:style-name="P17">tương tự với contac và about</text:p>
      <text:p text:style-name="P17">thì cho ra 3 kết quả fail</text:p>
      <text:p text:style-name="P17">- Passing Title Tests</text:p>
      <text:p text:style-name="P17">Trước khi bắt đầu thì ta phải xóa file app/views/layouts/application.html.</text:p>
      <text:p text:style-name="P19">Thay đổi title của view cho home</text:p>
      <text:p text:style-name="P19">&lt;!DOCTYPE html&gt;</text:p>
      <text:p text:style-name="P19">&lt;html&gt;</text:p>
      <text:p text:style-name="P19">&lt;head&gt;</text:p>
      <text:p text:style-name="P19">&lt;title&gt;Ruby on Rails Tutorial Sample App | Home&lt;/title&gt;</text:p>
      <text:p text:style-name="P19">&lt;/head&gt;</text:p>
      <text:p text:style-name="P19">&lt;body&gt;</text:p>
      <text:p text:style-name="P19">&lt;h1&gt;Sample App&lt;/h1&gt;</text:p>
      <text:p text:style-name="P19">&lt;p&gt;</text:p>
      <text:p text:style-name="P19">This is the home page for the</text:p>
      <text:p text:style-name="P19">&lt;a href="http://railstutorial.org/"&gt;Ruby on Rails Tutorial&lt;/a&gt;</text:p>
      <text:p text:style-name="P19">sample application.</text:p>
      <text:p text:style-name="P19">&lt;/p&gt;</text:p>
      <text:p text:style-name="P19">&lt;/body&gt;</text:p>
      <text:p text:style-name="P19">&lt;/html&gt;</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3T17:21:11.920455250</meta:creation-date>
    <dc:date>2015-04-11T22:27:59.436391470</dc:date>
    <meta:editing-duration>PT12H29M27S</meta:editing-duration>
    <meta:editing-cycles>11</meta:editing-cycles>
    <meta:generator>LibreOffice/4.3.3.2$Linux_X86_64 LibreOffice_project/430m0$Build-2</meta:generator>
    <meta:document-statistic meta:table-count="0" meta:image-count="0" meta:object-count="0" meta:page-count="3" meta:paragraph-count="119" meta:word-count="715" meta:character-count="3994" meta:non-whitespace-character-count="3332"/>
  </office:meta>
</office:document-meta>
</file>